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ulen Vergadering 3</text:p>
      <text:p text:style-name="Standard">Voorzitter <text:tab/>Dhr. Boeschoten</text:p>
      <text:p text:style-name="Standard">Notulist<text:tab/>Dhr. Castelein</text:p>
      <text:p text:style-name="Standard">Datum: <text:tab/>13-mei-2009</text:p>
      <text:p text:style-name="Standard"/>
      <text:list xml:id="list850956682" text:style-name="L1">
        <text:list-item>
          <text:p text:style-name="P1">Opening: pascal opent de vergadering</text:p>
        </text:list-item>
        <text:list-item>
          <text:p text:style-name="P1">Aanwezigen: Iedereen aanwezig</text:p>
        </text:list-item>
        <text:list-item>
          <text:p text:style-name="P1">ok</text:p>
        </text:list-item>
        <text:list-item>
          <text:p text:style-name="P1">ok</text:p>
        </text:list-item>
        <text:list-item>
          <text:p text:style-name="P1">–</text:p>
        </text:list-item>
        <text:list-item>
          <text:p text:style-name="P1">a)<text:tab/>3a is af</text:p>
          <text:p text:style-name="P1">b)<text:tab/>3b afstemmen op inteladressen in lsr is het al afgestemt dus kijk naar lsr. (misschien niet) </text:p>
          <text:list>
            <text:list-item>
              <text:list>
                <text:list-header>
                  <text:p text:style-name="P1">4 kan al worden gemaakt omdat 3a af is. Begin met branch en jump instructies</text:p>
                </text:list-header>
              </text:list>
            </text:list-item>
          </text:list>
        </text:list-item>
      </text:list>
      <text:p text:style-name="Standard"><text:tab/><text:tab/>Jelle, pascal, roy gaan aan 3b werken</text:p>
      <text:p text:style-name="Standard"><text:tab/><text:tab/>Tim, gerbert gaan aan 4 werken in het bestandje instructionsphase4.s met alleen de <text:tab/><text:tab/>instructies dier er in moeten</text:p>
      <text:list xml:id="list1794605324" text:style-name="L2">
        <text:list-item>
          <text:list>
            <text:list-item>
              <text:list>
                <text:list-item>
                  <text:p text:style-name="P2">Vragen of het in het engels of nederlands moet.</text:p>
                </text:list-item>
              </text:list>
            </text:list-item>
          </text:list>
        </text:list-item>
      </text:list>
      <text:list xml:id="list309840344" text:style-name="L3">
        <text:list-item>
          <text:list>
            <text:list-item>
              <text:p text:style-name="P3">–</text:p>
            </text:list-item>
            <text:list-item>
              <text:p text:style-name="P3">BIER voor 3a. Pascal is het vergeten.</text:p>
              <text:p text:style-name="P3">Niemand snapt waarom pascal geel als een kanarie is gekleed</text:p>
            </text:list-item>
            <text:list-item>
              <text:p text:style-name="P3">20 mei.<text:tab/>Voorzitter: Gerbert. <text:tab/>Notulist: Roy.</text:p>
            </text:list-item>
            <text:list-item>
              <text:p text:style-name="P3">hamersla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3T10:08:52</meta:creation-date>
    <meta:document-statistic meta:table-count="0" meta:image-count="0" meta:object-count="0" meta:page-count="1" meta:paragraph-count="20" meta:word-count="128" meta:character-count="718"/>
    <dc:date>2009-05-13T10:22:36</dc:date>
    <meta:editing-duration>PT00H13M46S</meta:editing-duration>
    <meta:editing-cycles>1</meta:editing-cycles>
    <meta:generator>OpenOffice.org/3.0$Linux OpenOffice.org_project/300m15$Build-9379</meta:generator>
  </office:meta>
</office:document-meta>
</file>